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56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2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0pt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0.668cm" svg:height="1.016cm" svg:x="4.623cm" svg:y="1.575cm">
          <draw:text-box>
            <text:p>Detail Matkul</text:p>
          </draw:text-box>
        </draw:frame>
        <draw:custom-shape draw:style-name="gr6" draw:text-style-name="P5" draw:layer="layout" svg:width="2.667cm" svg:height="0.635cm" svg:x="5.004cm" svg:y="4.8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4.8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4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4.8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4.8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5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5.7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5.334cm" svg:x="7.671cm" svg:y="5.761cm">
          <text:p text:style-name="P2"><text:span text:style-name="T1">Kode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5.7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6.523cm" svg:x2="20.117cm" svg:y2="6.523cm">
          <text:p/>
        </draw:line>
        <draw:line draw:style-name="gr2" draw:text-style-name="P1" draw:layer="layout" svg:x1="5.639cm" svg:y1="7.031cm" svg:x2="7.29cm" svg:y2="7.031cm">
          <text:p/>
        </draw:line>
        <draw:line draw:style-name="gr2" draw:text-style-name="P1" draw:layer="layout" svg:x1="5.64cm" svg:y1="9.831cm" svg:x2="7.291cm" svg:y2="9.831cm">
          <text:p/>
        </draw:line>
        <draw:line draw:style-name="gr2" draw:text-style-name="P1" draw:layer="layout" svg:x1="7.29cm" svg:y1="7.031cm" svg:x2="5.639cm" svg:y2="9.825cm">
          <text:p/>
        </draw:line>
        <draw:line draw:style-name="gr2" draw:text-style-name="P1" draw:layer="layout" svg:x1="8.173cm" svg:y1="7.031cm" svg:x2="10.838cm" svg:y2="7.031cm">
          <text:p/>
        </draw:line>
        <draw:line draw:style-name="gr2" draw:text-style-name="P1" draw:layer="layout" svg:x1="8.175cm" svg:y1="9.831cm" svg:x2="10.84cm" svg:y2="9.831cm">
          <text:p/>
        </draw:line>
        <draw:line draw:style-name="gr2" draw:text-style-name="P1" draw:layer="layout" svg:x1="10.838cm" svg:y1="7.031cm" svg:x2="8.173cm" svg:y2="9.825cm">
          <text:p/>
        </draw:line>
        <draw:line draw:style-name="gr2" draw:text-style-name="P1" draw:layer="layout" svg:x1="16.815cm" svg:y1="7.031cm" svg:x2="19.735cm" svg:y2="7.031cm">
          <text:p/>
        </draw:line>
        <draw:line draw:style-name="gr2" draw:text-style-name="P1" draw:layer="layout" svg:x1="16.817cm" svg:y1="9.831cm" svg:x2="19.737cm" svg:y2="9.831cm">
          <text:p/>
        </draw:line>
        <draw:line draw:style-name="gr2" draw:text-style-name="P1" draw:layer="layout" svg:x1="19.735cm" svg:y1="7.031cm" svg:x2="16.815cm" svg:y2="9.825cm">
          <text:p/>
        </draw:line>
        <draw:custom-shape draw:style-name="gr15" draw:text-style-name="P5" draw:layer="layout" svg:width="4.782cm" svg:height="5.334cm" svg:x="11.271cm" svg:y="5.7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74cm" svg:y1="7.031cm" svg:x2="15.139cm" svg:y2="7.031cm">
          <text:p/>
        </draw:line>
        <draw:line draw:style-name="gr2" draw:text-style-name="P1" draw:layer="layout" svg:x1="12.476cm" svg:y1="9.831cm" svg:x2="15.141cm" svg:y2="9.831cm">
          <text:p/>
        </draw:line>
        <draw:line draw:style-name="gr2" draw:text-style-name="P1" draw:layer="layout" svg:x1="15.139cm" svg:y1="7.031cm" svg:x2="12.474cm" svg:y2="9.825cm">
          <text:p/>
        </draw:line>
        <draw:frame draw:style-name="gr5" draw:text-style-name="P4" draw:layer="layout" svg:width="10.668cm" svg:height="1.016cm" svg:x="4.623cm" svg:y="3.607cm">
          <draw:text-box>
            <text:p>Daftar Dosen Pengampu</text:p>
          </draw:text-box>
        </draw:frame>
        <draw:frame draw:style-name="gr5" draw:text-style-name="P7" draw:layer="layout" svg:width="10.668cm" svg:height="1.275cm" svg:x="4.623cm" svg:y="2.332cm">
          <draw:text-box>
            <text:p text:style-name="P6"><text:span text:style-name="T2">Kode matkul</text:span></text:p>
            <text:p text:style-name="P6"><text:span text:style-name="T2">Nama matku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7:47:50.405251854</dc:date>
    <meta:editing-duration>PT1H30M41S</meta:editing-duration>
    <meta:editing-cycles>9</meta:editing-cycles>
    <meta:generator>LibreOffice/5.1.6.2$Linux_x86 LibreOffice_project/10m0$Build-2</meta:generator>
    <meta:document-statistic meta:object-count="31"/>
  </office:meta>
</office:document-meta>
</file>